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3cm" svg:y="4.7cm">
          <draw:text-box>
            <text:p><text:span text:style-name="T1">i</text:span></text:p>
          </draw:text-box>
        </draw:frame>
        <draw:frame draw:style-name="gr3" draw:text-style-name="P2" draw:layer="layout" svg:width="15.396cm" svg:height="8.66cm" svg:x="0.004cm" svg:y="0.83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11-28T15:53:11.026536168</dc:date>
    <meta:editing-duration>PT2M48S</meta:editing-duration>
    <meta:editing-cycles>18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97cm" svg:height="8.661cm" xlink:href="." xlink:type="simple" chart:class="chart:scatter" chart:style-name="ch1">
        <chart:plot-area chart:style-name="ch2" chart:data-source-has-labels="both" svg:x="0.307cm" svg:y="0.173cm" svg:width="14.783cm" svg:height="8.315cm">
          <chartooo:coordinate-region svg:x="0.849cm" svg:y="0.372cm" svg:width="14.147cm" svg:height="7.917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57115043874616">
                <text:p>2.571150438746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.93923101204883">
                <text:p>3.939231012048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6410161513775">
                <text:p>3.464101615137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36808057330268">
                <text:p>1.368080573302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.36808057330267">
                <text:p>-1.368080573302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.46410161513775">
                <text:p>-3.464101615137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.93923101204883">
                <text:p>-3.939231012048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2.57115043874616">
                <text:p>-2.571150438746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7.34788079488412E-016">
                <text:p>-7.34788079488412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